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6bcd3" officeooo:paragraph-rsid="0006bcd3"/>
    </style:style>
    <style:style style:name="P2" style:family="paragraph" style:parent-style-name="Standard" style:list-style-name="L1">
      <style:text-properties officeooo:rsid="0006bcd3" officeooo:paragraph-rsid="0006bcd3"/>
    </style:style>
    <style:style style:name="P3" style:family="paragraph" style:parent-style-name="Standard" style:list-style-name="L1">
      <style:text-properties officeooo:rsid="0006bcd3" officeooo:paragraph-rsid="0007593c"/>
    </style:style>
    <style:style style:name="P4" style:family="paragraph" style:parent-style-name="Standard" style:list-style-name="L1">
      <style:text-properties officeooo:rsid="0007593c" officeooo:paragraph-rsid="0007593c"/>
    </style:style>
    <style:style style:name="P5" style:family="paragraph" style:parent-style-name="Standard" style:list-style-name="L1">
      <style:text-properties officeooo:rsid="0007593c" officeooo:paragraph-rsid="0008a395"/>
    </style:style>
    <style:style style:name="P6" style:family="paragraph" style:parent-style-name="Standard">
      <style:text-properties officeooo:rsid="0007593c" officeooo:paragraph-rsid="0008a395"/>
    </style:style>
    <style:style style:name="P7" style:family="paragraph" style:parent-style-name="Standard" style:list-style-name="L1">
      <style:text-properties officeooo:paragraph-rsid="0007593c"/>
    </style:style>
    <style:style style:name="P8" style:family="paragraph" style:parent-style-name="Standard" style:list-style-name="L1">
      <style:text-properties officeooo:rsid="0008a395" officeooo:paragraph-rsid="0008a395"/>
    </style:style>
    <style:style style:name="P9" style:family="paragraph" style:parent-style-name="Standard" style:list-style-name="L1">
      <style:text-properties officeooo:rsid="0008a395" officeooo:paragraph-rsid="00092d46"/>
    </style:style>
    <style:style style:name="P10" style:family="paragraph" style:parent-style-name="Standard" style:list-style-name="L1">
      <style:text-properties officeooo:rsid="00092d46" officeooo:paragraph-rsid="00092d46"/>
    </style:style>
    <style:style style:name="P11" style:family="paragraph" style:parent-style-name="Standard" style:list-style-name="L1">
      <style:text-properties officeooo:rsid="000a98bd" officeooo:paragraph-rsid="000a98b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06bcd3" officeooo:paragraph-rsid="0006bcd3"/>
    </style:style>
    <style:style style:name="T1" style:family="text">
      <style:text-properties officeooo:rsid="0007593c"/>
    </style:style>
    <style:style style:name="T2" style:family="text">
      <style:text-properties officeooo:rsid="0008a395"/>
    </style:style>
    <style:style style:name="T3" style:family="text">
      <style:text-properties officeooo:rsid="00092d46"/>
    </style:style>
    <style:style style:name="T4" style:family="text">
      <style:text-properties officeooo:rsid="000a98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ettazione e Sviluppo di una Etichettatrice ad alta velocità per uso nel settore farmaceutico</text:p>
      <text:p text:style-name="P1"/>
      <text:p text:style-name="P12"/>
      <text:list xml:id="list2417926819" text:style-name="L1">
        <text:list-item>
          <text:p text:style-name="P2">Introduzione al progetto, <text:span text:style-name="T4">esperienza di tirocinio</text:span>. settore di inserimento, tempi di realizzazione</text:p>
        </text:list-item>
        <text:list-item>
          <text:p text:style-name="P2">Breve descrizione della struttura meccanica dell’etichettatrice </text:p>
        </text:list-item>
        <text:list-item>
          <text:p text:style-name="P2">Descrizione dei componenti elettrici/elettronici con maggior dettaglio ai componenti elettronici quali PLC,Unità di Etichettatura Herma,Stampante VideoJet e Telecamere di Visione Datalogic,<text:span text:style-name="T1">HMI</text:span> <text:span text:style-name="T1">di controllo,Encoder </text:span>e dei vari sensori presenti.</text:p>
        </text:list-item>
        <text:list-item>
          <text:p text:style-name="P3">Descrizione del funzionamento <text:span text:style-name="T1">del macchinario</text:span></text:p>
          <text:p text:style-name="P3"/>
        </text:list-item>
        <text:list-item>
          <text:p text:style-name="P7"><text:span text:style-name="T1">Inizio Processo di Sviluppo software PLC (Tool Usati e linguaggi) </text:span></text:p>
          <text:list>
            <text:list-item>
              <text:p text:style-name="P5">Strutturare un programma <text:span text:style-name="T2">PLC </text:span>seguendo le Best Practice dell’Automazione Industriale</text:p>
            </text:list-item>
            <text:list-item>
              <text:p text:style-name="P5"><text:span text:style-name="T2">Breve cenno sulla p</text:span>rogrammazione <text:span text:style-name="T2">e </text:span>utilizzo di Camme di attivazione <text:span text:style-name="T2">su Gradi Macchina </text:span></text:p>
            </text:list-item>
            <text:list-item>
              <text:p text:style-name="P5"><text:span text:style-name="T2">Breve cenno sulla p</text:span>rogrammazione <text:span text:style-name="T2">dei</text:span> controlli mediante <text:span text:style-name="T2">l’uso dei</text:span> Shift Register <text:span text:style-name="T2">(Spiegazione della necessità di essi rispetto ad altri sistemi a Fasi)</text:span></text:p>
            </text:list-item>
            <text:list-item>
              <text:p text:style-name="P10">Lista I/O PLC </text:p>
            </text:list-item>
            <text:list-item>
              <text:p text:style-name="P10">Descrizione dei controlli di Visione Datalogic utilizzati con riferimento ai limiti che essi pongono sulla velocità macchina a causa dei tempi di elaborazione <text:s/></text:p>
            </text:list-item>
          </text:list>
        </text:list-item>
      </text:list>
      <text:p text:style-name="P6"/>
      <text:list xml:id="list163307546513028" text:continue-numbering="true" text:style-name="L1">
        <text:list-item>
          <text:p text:style-name="P8">SCHEMA GENERALE DI COMUNICAZIONE DEL SISTEMA</text:p>
          <text:list>
            <text:list-item>
              <text:p text:style-name="P9">Protocolli di <text:span text:style-name="T3">Comunicazione Tra PLC e Componenti (</text:span>PROFINET – TCP<text:span text:style-name="T3">)</text:span></text:p>
            </text:list-item>
            <text:list-item>
              <text:p text:style-name="P9"><text:span text:style-name="T3">OPC Server (integrato nel Siemens S7-1500) </text:span></text:p>
              <text:p text:style-name="P9"><text:s/></text:p>
            </text:list-item>
          </text:list>
        </text:list-item>
        <text:list-item>
          <text:p text:style-name="P10">HMI/SCADA <text:span text:style-name="T4">PROGETTAZIONE</text:span></text:p>
          <text:list>
            <text:list-item>
              <text:p text:style-name="P11">Schema di funzionamento di HMI/SCADA avanzato</text:p>
              <text:list>
                <text:list-item>
                  <text:p text:style-name="P11">OPC Server → OPC Client</text:p>
                </text:list-item>
                <text:list-item>
                  <text:p text:style-name="P11">OPC Server Bridging SQL Database</text:p>
                </text:list-item>
                <text:list-item>
                  <text:p text:style-name="P11">SQL Report Services per Controllo Report e Statistiche Remoto</text:p>
                </text:list-item>
                <text:list-item>
                  <text:p text:style-name="P11">SCADA Supervisor per controllo Analytics da Remoto (WEB CLIENT)</text:p>
                  <text:p text:style-name="P11"/>
                </text:list-item>
              </text:list>
            </text:list-item>
            <text:list-item>
              <text:p text:style-name="P11">Dettagli Progettazione HMI conformi al settore Farmaceutico (21CFR)</text:p>
              <text:list>
                <text:list-item>
                  <text:p text:style-name="P11">Elenco Specifiche 21CFR </text:p>
                </text:list-item>
                <text:list-item>
                  <text:p text:style-name="P11">Audit Trail, Logging Eventi Utente etc</text:p>
                  <text:p text:style-name="P11"/>
                </text:list-item>
              </text:list>
            </text:list-item>
          </text:list>
          <text:p text:style-name="P4"/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2:06:50.537119082</meta:creation-date>
    <dc:date>2017-11-01T14:37:42.229199320</dc:date>
    <meta:editing-duration>PT1H27M30S</meta:editing-duration>
    <meta:editing-cycles>1</meta:editing-cycles>
    <meta:generator>LibreOffice/5.4.0.3$Linux_X86_64 LibreOffice_project/40m0$Build-3</meta:generator>
    <meta:document-statistic meta:table-count="0" meta:image-count="0" meta:object-count="0" meta:page-count="1" meta:paragraph-count="29" meta:word-count="248" meta:character-count="1661" meta:non-whitespace-character-count="1454"/>
  </office:meta>
</office:document-meta>
</file>